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20pt" fo:font-weight="normal" officeooo:rsid="001bc7fd" officeooo:paragraph-rsid="001bc7fd" style:font-size-asian="20pt" style:font-weight-asian="normal" style:font-size-complex="20pt" style:font-weight-complex="normal"/>
    </style:style>
    <style:style style:name="P2" style:family="paragraph" style:parent-style-name="Standard">
      <style:paragraph-properties fo:text-align="start" style:justify-single-word="false"/>
      <style:text-properties fo:font-size="20pt" fo:font-weight="normal" officeooo:rsid="001bc7fd" officeooo:paragraph-rsid="001e698d" style:font-size-asian="20pt" style:font-weight-asian="normal" style:font-size-complex="20pt" style:font-weight-complex="normal"/>
    </style:style>
    <style:style style:name="P3" style:family="paragraph" style:parent-style-name="Standard">
      <style:paragraph-properties fo:text-align="start" style:justify-single-word="false"/>
      <style:text-properties fo:font-size="20pt" fo:font-weight="normal" officeooo:rsid="001bc7fd" officeooo:paragraph-rsid="0020df1e" style:font-size-asian="20pt" style:font-weight-asian="normal" style:font-size-complex="20pt" style:font-weight-complex="normal"/>
    </style:style>
    <style:style style:name="P4" style:family="paragraph" style:parent-style-name="Standard">
      <style:paragraph-properties fo:text-align="start" style:justify-single-word="false"/>
      <style:text-properties fo:font-size="20pt" fo:font-weight="normal" officeooo:rsid="001d5130" officeooo:paragraph-rsid="001d5130"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20pt" fo:font-weight="normal" officeooo:rsid="001f4a84" officeooo:paragraph-rsid="001f4a84"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bc7fd" officeooo:paragraph-rsid="001bc7fd"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2pt" fo:font-weight="normal" officeooo:rsid="001e698d" officeooo:paragraph-rsid="001e698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e698d" officeooo:paragraph-rsid="0020df1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bc7fd" officeooo:paragraph-rsid="0020df1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bc7fd" officeooo:paragraph-rsid="001bc7fd"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f4a84" officeooo:paragraph-rsid="0020df1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0df1e" officeooo:paragraph-rsid="0020df1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1c0ab" officeooo:paragraph-rsid="0021c0ab" style:font-size-asian="12pt" style:font-weight-asian="normal" style:font-size-complex="12pt" style:font-weight-complex="normal"/>
    </style:style>
    <style:style style:name="P14" style:family="paragraph" style:parent-style-name="Text_20_body">
      <style:text-properties officeooo:paragraph-rsid="001c8b61"/>
    </style:style>
    <style:style style:name="T1" style:family="text">
      <style:text-properties fo:font-style="italic" officeooo:rsid="002362f3" style:font-style-asian="italic" style:font-style-complex="italic"/>
    </style:style>
    <style:style style:name="T2" style:family="text">
      <style:text-properties fo:font-size="12pt" style:font-size-asian="12pt" style:font-size-complex="12pt"/>
    </style:style>
    <style:style style:name="T3" style:family="text">
      <style:text-properties fo:font-size="12pt" officeooo:rsid="001c8b61" style:font-size-asian="12pt" style:font-size-complex="12pt"/>
    </style:style>
    <style:style style:name="T4" style:family="text">
      <style:text-properties fo:font-size="12pt" officeooo:rsid="001d5130" style:font-size-asian="12pt" style:font-size-complex="12pt"/>
    </style:style>
    <style:style style:name="T5" style:family="text">
      <style:text-properties fo:font-size="12pt" officeooo:rsid="001e698d" style:font-size-asian="12pt" style:font-size-complex="12pt"/>
    </style:style>
    <style:style style:name="T6" style:family="text">
      <style:text-properties fo:font-size="12pt" officeooo:rsid="0020df1e" style:font-size-asian="12pt" style:font-size-complex="12pt"/>
    </style:style>
    <style:style style:name="T7" style:family="text">
      <style:text-properties fo:font-size="12pt" officeooo:rsid="0021c0ab" style:font-size-asian="12pt" style:font-size-complex="12pt"/>
    </style:style>
    <style:style style:name="T8" style:family="text">
      <style:text-properties officeooo:rsid="001e698d"/>
    </style:style>
    <style:style style:name="T9" style:family="text">
      <style:text-properties officeooo:rsid="001f4a84"/>
    </style:style>
    <style:style style:name="T10" style:family="text">
      <style:text-properties officeooo:rsid="0020df1e"/>
    </style:style>
    <style:style style:name="T11" style:family="text">
      <style:text-properties officeooo:rsid="0021c0ab"/>
    </style:style>
    <style:style style:name="T12" style:family="text">
      <style:text-properties officeooo:rsid="002362f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HP FUNCTION</text:p>
      <text:p text:style-name="P1"/>
      <text:p text:style-name="P1">A. Pengertian PHP Fungsi</text:p>
      <text:p text:style-name="P14"><text:tab/>Fungsi (atau Function) dalam bahasa pemograman adalah kode program yang dirancang untuk menyelesaikan sebuah tugas tertentu, dan merupakan bagian dari program utama. Kita dapat membuat <text:span text:style-name="Strong_20_Emphasis">fungsi</text:span> sendiri, atau menggunakan <text:span text:style-name="Strong_20_Emphasis">fungsi</text:span> yang dibuat oleh programmer lain.</text:p>
      <text:p text:style-name="P1">B. Penggunaan PHP Fungsi</text:p>
      <text:p text:style-name="P1"><text:s text:c="3"/><text:tab/><text:span text:style-name="T3">Sebuah fungsi merupakan kode program yang dirancang untuk menyelesaikan sebuah tugas tertentu. Tujuan memisahkan sebuah kode menjadi fungsi adalah untuk kepraktisan dan kemudahan dalam membuat program utama. Karena jika dijadikan fungsi, maka untuk menjalankan tugas yang sama, kita tinggal memanggil fungsi tersebut, tanpa perlu membuat kembali kode prgramnya. </text:span><text:span text:style-name="T4">Untuk membuat fungsi pada PH, beikut adalah format dasar dalam pembuatan fungsi:</text:span></text:p>
      <text:p text:style-name="P1"><text:span text:style-name="T4"/></text:p>
      <text:p text:style-name="P4"><text:span text:style-name="T2">funcion nama_fungsi ($parameter1, $parameter2)</text:span></text:p>
      <text:p text:style-name="P4"><text:span text:style-name="T2">{</text:span></text:p>
      <text:p text:style-name="P4"><text:span text:style-name="T2"><text:tab/>// kode program fungsi</text:span></text:p>
      <text:p text:style-name="P4"><text:span text:style-name="T2"><text:tab/>return $nilai_akhir</text:span></text:p>
      <text:p text:style-name="P4"><text:span text:style-name="T2">}</text:span></text:p>
      <text:p text:style-name="P4"><text:span text:style-name="T2">Penjelasan:</text:span></text:p>
      <text:p text:style-name="P4"><text:span text:style-name="T2"/></text:p>
      <text:p text:style-name="P4"><text:span text:style-name="T2">1. Kata function adalah instruksi kepada php bahwa kita akan membuat fungsi</text:span></text:p>
      <text:p text:style-name="P4"><text:span text:style-name="T2">2. nama_fungsi adalah nama dari fungsi yang akan kita tulis</text:span></text:p>
      <text:p text:style-name="P4"><text:span text:style-name="T2">3 . $parameter1, $parameter2 adalah variabel perantara yang akan menyimpan inputan yang diperlukan dalam pemrosesan fungsi(argumen). Tergantung kebutuhan, anda bebas merancang saeberapa banyak parameter yang dibutuhkan</text:span></text:p>
      <text:p text:style-name="P4"><text:span text:style-name="T2">4. return adalah perintah khusus untuk fungsi, dimana kata return menginstruksikan kepada php bahwa pemrosesan fungsi telah selesai. return$nilai_akhir berarti bahwa fungsi akan ‘mengembalikan’$nilai_akhir sebagai hasil dari fungsi</text:span></text:p>
      <text:p text:style-name="P1">C. <text:span text:style-name="T8">Contoh pembuatan fungsi PHP</text:span></text:p>
      <text:p text:style-name="P2"><text:tab/><text:span text:style-name="T5">Berikut adalah contoh pembuatan program fungsi sederhana untuk perkalian dengan menggunakan 2 argumen dengan tipe data angka angka(integer dan float), berikut adalah caranya :</text:span></text:p>
      <text:p text:style-name="P7">&lt;?php</text:p>
      <text:p text:style-name="P7">//pembuatan fungsi</text:p>
      <text:p text:style-name="P7">function perkalian($nilai1, $nilai2)</text:p>
      <text:p text:style-name="P7">{</text:p>
      <text:p text:style-name="P7"><text:tab/>$a=$nilai1;</text:p>
      <text:p text:style-name="P7"><text:tab/>$b=$nilai2;</text:p>
      <text:p text:style-name="P7"><text:tab/>$hasil=$a*$b;</text:p>
      <text:p text:style-name="P7"><text:tab/>return $hasil;</text:p>
      <text:p text:style-name="P7">}</text:p>
      <text:p text:style-name="P3"/>
      <text:p text:style-name="P3"/>
      <text:p text:style-name="P3"/>
      <text:p text:style-name="P3"/>
      <text:p text:style-name="P9"><text:soft-page-break/>//<text:span text:style-name="T8">pemanggilan fungsi</text:span></text:p>
      <text:p text:style-name="P8">$hasil<text:span text:style-name="T9">=perkalian(4,5);</text:span></text:p>
      <text:p text:style-name="P11">echo “perkalian 4 x 5 adalah $hasil”;</text:p>
      <text:p text:style-name="P11">echo “&lt;br/&gt;”;</text:p>
      <text:p text:style-name="P12">echo “perkalian 7 x 2 adalah ”.perkalian(7,2);</text:p>
      <text:p text:style-name="P12">?&gt;</text:p>
      <text:p text:style-name="P5"><text:span text:style-name="T6"><text:tab/>Fungsi kedua yaitu tentang cara menghitung luas lingkaran:</text:span></text:p>
      <text:p text:style-name="P12"/>
      <text:p text:style-name="P12">&lt;?php</text:p>
      <text:p text:style-name="P12">//pemanggilan fungsi</text:p>
      <text:p text:style-name="P12">echo “Luas lingkaran dengan jari-jari 7cm = ”.luas_lingkaran<text:span text:style-name="T11">(7).”cm”;</text:span></text:p>
      <text:p text:style-name="P12">//pembuatan fungsi</text:p>
      <text:p text:style-name="P12">function luas_lingkaran($jari2)</text:p>
      <text:p text:style-name="P12">{</text:p>
      <text:p text:style-name="P12"><text:tab/>return M_PI*$jari2*jari2;</text:p>
      <text:p text:style-name="P12">}</text:p>
      <text:p text:style-name="P12">?&gt;</text:p>
      <text:p text:style-name="P12"/>
      <text:p text:style-name="P13">Penjelasan:</text:p>
      <text:p text:style-name="P13">1. M_PI adalah konstanta matematis yang disediakan PHP, yang nilainya sama dengan konstanta pi, yaitu 3,14. Namun anda juga bisa mengubahnya menjadi 3.14*$jari2*$jari2.</text:p>
      <text:p text:style-name="P13"><text:s/></text:p>
      <text:p text:style-name="P1">D. <text:span text:style-name="T10">Perbedaan antara Argumen dan Parameter</text:span></text:p>
      <text:p text:style-name="P1"><text:tab/><text:span text:style-name="T7">Perbedaan antara Argumen dan Parameter terletak pada rujukan inputan fungsi pada saat fungsi dipanggil.</text:span></text:p>
      <text:p text:style-name="P10"><text:tab/><text:span text:style-name="T11">Argumen merujuk pada inputan fungsi pada saat fungsi dipanggil, contohnya pada saat saya memanggil fungsi perkalian(4,5), angka 4 dan 5 disebut argumen.</text:span></text:p>
      <text:p text:style-name="P10"><text:tab/><text:span text:style-name="T11">Sedangkan Parameter merujuk pada inputan fungsi pada saat pendefenisian. Saya membuat fungsi perkalian denhan perintah : function perkalian($nilai1,$nilai2), variabel $nilai1 <text:s/>dan $nilai2 adaah parameter.</text:span></text:p>
      <text:p text:style-name="P10"><text:tab/><text:span text:style-name="T12">Namun pada saat penggunaan sehari-hari, istilah Parameter dan Argumen ering dipertukarkan. Termasuk dalam manual resmi PHP, dimana istilah Argumenlah yang sering digunakan. Dalam tutorial ini penulis mengunakan istilah parameter dan </text:span><text:span text:style-name="T1">argumen</text:span><text:span text:style-name="T12"> secara </text:span><text:span text:style-name="T1">bergantian</text:span><text:span text:style-name="T12">.</text:span></text:p>
      <text:p text:style-name="P10"><text:tab/></text:p>
      <text:p text:style-name="P1"><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2T09:49:41.373852404</meta:creation-date>
    <dc:date>2017-01-02T17:10:23.769873374</dc:date>
    <meta:editing-duration>PT12M35S</meta:editing-duration>
    <meta:editing-cycles>2</meta:editing-cycles>
    <meta:document-statistic meta:table-count="0" meta:image-count="0" meta:object-count="0" meta:page-count="2" meta:paragraph-count="52" meta:word-count="407" meta:character-count="3087" meta:non-whitespace-character-count="2707"/>
    <meta:generator>LibreOffice/5.1.4.2$Linux_X86_64 LibreOffice_project/10m0$Build-2</meta:generator>
  </office:meta>
</office:document-meta>
</file>